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386cm" fo:min-width="49.5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gr5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style:font-name="Arial Black1" fo:font-size="200pt" style:font-size-asian="200pt" style:font-size-complex="20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style:font-name="Arial Black1" fo:font-size="200pt" style:font-size-asian="200pt" style:font-size-complex="200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1.8cm" svg:height="69.4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6.5cm" svg:x="18.3cm" svg:y="0.25cm">
          <draw:text-box>
            <text:p><text:span text:style-name="T1">518 cm</text:span></text:p>
          </draw:text-box>
        </draw:frame>
        <draw:frame draw:style-name="gr3" draw:text-style-name="P2" draw:layer="layout" svg:width="13.275cm" svg:height="7.821cm" svg:x="36.5cm" svg:y="76.5cm">
          <draw:text-box>
            <text:p><text:span text:style-name="T1">251 cm</text:span></text:p>
          </draw:text-box>
        </draw:frame>
        <draw:frame draw:style-name="gr3" draw:text-style-name="P2" draw:layer="layout" svg:width="16cm" svg:height="7.821cm" svg:x="11.05cm" svg:y="75.75cm">
          <draw:text-box>
            <text:p><text:span text:style-name="T1">267 cm</text:span></text:p>
          </draw:text-box>
        </draw:frame>
        <draw:frame draw:style-name="gr4" draw:text-style-name="P3" draw:layer="layout" svg:width="32.75cm" svg:height="30.11cm" svg:x="20cm" svg:y="31.14cm">
          <draw:text-box>
            <text:p><text:span text:style-name="T2">518 x</text:span></text:p>
            <text:p><text:span text:style-name="T2">694 cm</text:span></text:p>
          </draw:text-box>
        </draw:frame>
        <draw:line draw:style-name="gr5" draw:text-style-name="P4" draw:layer="layout" svg:x1="31.7cm" svg:y1="74.4cm" svg:x2="56.8cm" svg:y2="74.4cm">
          <text:p/>
        </draw:line>
        <draw:frame draw:style-name="gr2" draw:text-style-name="P2" draw:layer="layout" svg:width="16cm" svg:height="6.5cm" svg:x="6.75cm" svg:y="39cm">
          <draw:text-box>
            <text:p><text:span text:style-name="T1">694 cm</text:span></text:p>
          </draw:text-box>
        </draw:frame>
        <draw:custom-shape draw:style-name="gr6" draw:text-style-name="P6" draw:layer="layout" svg:width="6cm" svg:height="10.181cm" svg:x="65.723cm" svg:y="86.319cm">
          <text:p text:style-name="P5"><text:span text:style-name="T3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6:56:52.185000000</dc:date>
    <meta:editing-duration>PT1H44M2S</meta:editing-duration>
    <meta:editing-cycles>59</meta:editing-cycles>
    <meta:generator>LibreOffice/7.0.4.2$Windows_X86_64 LibreOffice_project/dcf040e67528d9187c66b2379df5ea4407429775</meta:generator>
    <meta:document-statistic meta:object-count="8"/>
  </office:meta>
</office:document-meta>
</file>